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.732cm"/>
    </style:style>
    <style:style style:name="gr5" style:family="graphic" style:parent-style-name="standard">
      <style:graphic-properties draw:textarea-horizontal-align="justify" draw:textarea-vertical-align="middle" draw:auto-grow-height="false" fo:min-height="0.223cm" fo:min-width="0.6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2.1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2.194cm"/>
    </style:style>
    <style:style style:name="gr8" style:family="graphic" style:parent-style-name="standard">
      <style:graphic-properties draw:textarea-horizontal-align="justify" draw:textarea-vertical-align="middle" draw:auto-grow-height="false" fo:min-height="0.223cm" fo:min-width="0.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1.8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1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cm"/>
    </style:style>
    <style:style style:name="gr14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15.067cm" fo:min-width="10.753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12.958cm" fo:min-width="8.898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356cm" draw:marker-end-width="0.356cm" draw:textarea-horizontal-align="justify" draw:textarea-vertical-align="middle" draw:auto-grow-height="false" fo:min-height="2.365cm" fo:min-width="7.83cm" fo:padding-top="0.151cm" fo:padding-bottom="0.151cm" fo:padding-left="0.276cm" fo:padding-right="0.276cm"/>
    </style:style>
    <style:style style:name="gr17" style:family="graphic" style:parent-style-name="standard">
      <style:graphic-properties svg:stroke-width="0.051cm" svg:stroke-color="#000000" draw:marker-start-width="0.356cm" draw:marker-end-width="0.356cm" draw:textarea-horizontal-align="left" draw:textarea-vertical-align="middle" draw:auto-grow-height="false" fo:min-height="8.08cm" fo:min-width="7.83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start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25cm" svg:height="0.223cm" svg:x="6.647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551cm" svg:y1="9.128cm" svg:x2="6.958cm" svg:y2="9.128cm">
          <text:p/>
        </draw:line>
        <draw:line draw:style-name="gr2" draw:text-style-name="P2" draw:layer="layout" svg:x1="6.753cm" svg:y1="9.128cm" svg:x2="6.753cm" svg:y2="9.404cm">
          <text:p/>
        </draw:line>
        <draw:line draw:style-name="gr3" draw:text-style-name="P2" draw:layer="layout" svg:x1="6.97cm" svg:y1="9.636cm" svg:x2="6.754cm" svg:y2="9.404cm">
          <text:p text:style-name="P1"><text:s text:c="3"/><text:s/></text:p>
        </draw:line>
        <draw:line draw:style-name="gr2" draw:text-style-name="P2" draw:layer="layout" svg:x1="6.754cm" svg:y1="9.404cm" svg:x2="6.528cm" svg:y2="9.626cm">
          <text:p/>
        </draw:line>
        <draw:frame draw:style-name="gr4" draw:text-style-name="P3" draw:layer="layout" svg:width="1.651cm" svg:height="0.717cm" svg:x="5.953cm" svg:y="9.554cm">
          <draw:text-box>
            <text:p>Anwender</text:p>
          </draw:text-box>
        </draw:frame>
        <draw:custom-shape draw:style-name="gr5" draw:text-style-name="P1" draw:layer="layout" svg:width="1.655cm" svg:height="0.667cm" svg:x="8.143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131cm" svg:height="0.717cm" svg:x="7.775cm" svg:y="7.71cm">
          <draw:text-box>
            <text:p>Neue Datenbank erstellen</text:p>
          </draw:text-box>
        </draw:frame>
        <draw:custom-shape draw:style-name="gr5" draw:text-style-name="P1" draw:layer="layout" svg:width="1.655cm" svg:height="0.667cm" svg:x="11.536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075cm" svg:height="0.717cm" svg:x="11.287cm" svg:y="7.522cm">
          <draw:text-box>
            <text:p>DB Passwort setzen</text:p>
          </draw:text-box>
        </draw:frame>
        <draw:custom-shape draw:style-name="gr8" draw:text-style-name="P1" draw:layer="layout" svg:width="1.654cm" svg:height="0.667cm" svg:x="11.665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959cm" svg:height="0.717cm" svg:x="11.287cm" svg:y="8.874cm">
          <draw:text-box>
            <text:p>Datenbank entsperren</text:p>
          </draw:text-box>
        </draw:frame>
        <draw:line draw:style-name="gr2" draw:text-style-name="P2" draw:layer="layout" svg:x1="6.987cm" svg:y1="8.671cm" svg:x2="7.992cm" svg:y2="7.71cm">
          <text:p/>
        </draw:line>
        <draw:line draw:style-name="gr2" draw:text-style-name="P2" draw:layer="layout" svg:x1="7.229cm" svg:y1="9.005cm" svg:x2="8.112cm" svg:y2="8.727cm">
          <text:p/>
        </draw:line>
        <draw:custom-shape draw:style-name="gr5" draw:text-style-name="P1" draw:layer="layout" svg:width="1.655cm" svg:height="0.667cm" svg:x="8.226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307cm" svg:height="0.717cm" svg:x="7.985cm" svg:y="8.874cm">
          <draw:text-box>
            <text:p>Datenbank laden</text:p>
          </draw:text-box>
        </draw:frame>
        <draw:custom-shape draw:style-name="gr5" draw:text-style-name="P1" draw:layer="layout" svg:width="1.655cm" svg:height="0.667cm" svg:x="11.668cm" svg:y="11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186cm" svg:height="0.717cm" svg:x="8.112cm" svg:y="11.922cm">
          <draw:text-box>
            <text:p>Eintrag löschen</text:p>
          </draw:text-box>
        </draw:frame>
        <draw:custom-shape draw:style-name="gr5" draw:text-style-name="P1" draw:layer="layout" svg:width="1.655cm" svg:height="0.667cm" svg:x="8.362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186cm" svg:height="0.717cm" svg:x="11.541cm" svg:y="12.475cm">
          <draw:text-box>
            <text:p>Value anlegen</text:p>
          </draw:text-box>
        </draw:frame>
        <draw:custom-shape draw:style-name="gr5" draw:text-style-name="P1" draw:layer="layout" svg:width="1.655cm" svg:height="0.667cm" svg:x="11.668cm" svg:y="1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54cm" svg:height="0.717cm" svg:x="8.112cm" svg:y="12.983cm">
          <draw:text-box>
            <text:p>Eintrag bearbeiten</text:p>
          </draw:text-box>
        </draw:frame>
        <draw:custom-shape draw:style-name="gr5" draw:text-style-name="P1" draw:layer="layout" svg:width="1.655cm" svg:height="0.667cm" svg:x="11.668cm" svg:y="1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666cm" svg:height="0.484cm" svg:x="9.763cm" svg:y="6.993cm">
          <draw:text-box>
            <text:p>&lt;&lt;include&gt;&gt;</text:p>
          </draw:text-box>
        </draw:frame>
        <draw:custom-shape draw:style-name="gr5" draw:text-style-name="P1" draw:layer="layout" svg:width="1.655cm" svg:height="0.667cm" svg:x="8.366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186cm" svg:height="0.717cm" svg:x="8.112cm" svg:y="10.303cm">
          <draw:text-box>
            <text:p>Ansicht anpassen</text:p>
          </draw:text-box>
        </draw:frame>
        <draw:line draw:style-name="gr2" draw:text-style-name="P2" draw:layer="layout" svg:x1="7.223cm" svg:y1="9.255cm" svg:x2="8.366cm" svg:y2="9.763cm">
          <text:p/>
        </draw:line>
        <draw:custom-shape draw:style-name="gr5" draw:text-style-name="P1" draw:layer="layout" svg:width="1.655cm" svg:height="0.667cm" svg:x="2.651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131cm" svg:height="0.717cm" svg:x="2.187cm" svg:y="6.715cm">
          <draw:text-box>
            <text:p>Datenbank Schliessen</text:p>
            <text:p/>
          </draw:text-box>
        </draw:frame>
        <draw:line draw:style-name="gr2" draw:text-style-name="P2" draw:layer="layout" svg:x1="6.552cm" svg:y1="8.644cm" svg:x2="4.71cm" svg:y2="6.494cm">
          <text:p/>
        </draw:line>
        <draw:frame draw:style-name="gr11" draw:text-style-name="P3" draw:layer="layout" svg:width="1.666cm" svg:height="0.484cm" svg:x="3.413cm" svg:y="7.501cm">
          <draw:text-box>
            <text:p>&lt;&lt;include&gt;&gt;</text:p>
          </draw:text-box>
        </draw:frame>
        <draw:custom-shape draw:style-name="gr5" draw:text-style-name="P1" draw:layer="layout" svg:width="1.655cm" svg:height="0.667cm" svg:x="2.651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075cm" svg:height="0.717cm" svg:x="2.27cm" svg:y="9.173cm">
          <draw:text-box>
            <text:p>Datenbank Speichern</text:p>
          </draw:text-box>
        </draw:frame>
        <draw:line draw:style-name="gr2" draw:text-style-name="P4" draw:layer="layout" svg:x1="6.314cm" svg:y1="9.02cm" svg:x2="4.556cm" svg:y2="8.849cm">
          <text:p/>
        </draw:line>
        <draw:line draw:style-name="gr12" draw:text-style-name="P4" draw:layer="layout" svg:x1="3.54cm" svg:y1="7.223cm" svg:x2="3.54cm" svg:y2="8.239cm">
          <text:p/>
        </draw:line>
        <draw:line draw:style-name="gr12" draw:text-style-name="P4" draw:layer="layout" svg:x1="9.89cm" svg:y1="7.477cm" svg:x2="11.414cm" svg:y2="7.477cm">
          <text:p/>
        </draw:line>
        <draw:line draw:style-name="gr12" draw:text-style-name="P4" draw:layer="layout" svg:x1="10.017cm" svg:y1="8.62cm" svg:x2="11.414cm" svg:y2="8.62cm">
          <text:p/>
        </draw:line>
        <draw:custom-shape draw:style-name="gr8" draw:text-style-name="P1" draw:layer="layout" svg:width="1.654cm" svg:height="0.667cm" svg:x="11.63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959cm" svg:height="0.717cm" svg:x="11.376cm" svg:y="9.935cm">
          <draw:text-box>
            <text:p>Spalte Hinzufügen</text:p>
          </draw:text-box>
        </draw:frame>
        <draw:custom-shape draw:style-name="gr8" draw:text-style-name="P1" draw:layer="layout" svg:width="1.654cm" svg:height="0.667cm" svg:x="11.63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959cm" svg:height="0.717cm" svg:x="11.503cm" svg:y="10.951cm">
          <draw:text-box>
            <text:p>Spalte Löschen</text:p>
          </draw:text-box>
        </draw:frame>
        <draw:line draw:style-name="gr12" draw:text-style-name="P4" draw:layer="layout" svg:x1="11.541cm" svg:y1="9.763cm" svg:x2="10.144cm" svg:y2="9.89cm">
          <text:p/>
        </draw:line>
        <draw:line draw:style-name="gr12" draw:text-style-name="P4" draw:layer="layout" svg:x1="11.541cm" svg:y1="10.652cm" svg:x2="10.144cm" svg:y2="10.398cm">
          <text:p/>
        </draw:line>
        <draw:frame draw:style-name="gr13" draw:text-style-name="P3" draw:layer="layout" svg:width="1.653cm" svg:height="0.536cm" draw:transform="rotate (0.0148352986419518) translate (9.89cm 9.354cm)">
          <draw:text-box>
            <text:p>&lt;&lt;extend&gt;&gt;</text:p>
          </draw:text-box>
        </draw:frame>
        <draw:frame draw:style-name="gr13" draw:text-style-name="P3" draw:layer="layout" svg:width="1.653cm" svg:height="0.536cm" draw:transform="rotate (0.0148352986419518) translate (9.89cm 9.989cm)">
          <draw:text-box>
            <text:p>&lt;&lt;extend&gt;&gt;</text:p>
          </draw:text-box>
        </draw:frame>
        <draw:frame draw:style-name="gr11" draw:text-style-name="P3" draw:layer="layout" svg:width="1.666cm" svg:height="0.484cm" svg:x="9.89cm" svg:y="8.136cm">
          <draw:text-box>
            <text:p>&lt;&lt;include&gt;&gt;</text:p>
          </draw:text-box>
        </draw:frame>
        <draw:custom-shape draw:style-name="gr5" draw:text-style-name="P1" draw:layer="layout" svg:width="1.655cm" svg:height="0.667cm" svg:x="8.36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7.384cm" svg:y1="9.862cm" svg:x2="8.62cm" svg:y2="11.16cm">
          <text:p/>
        </draw:line>
        <draw:line draw:style-name="gr2" draw:text-style-name="P4" draw:layer="layout" svg:x1="7.096cm" svg:y1="10.271cm" svg:x2="8.366cm" svg:y2="12.43cm">
          <text:p/>
        </draw:line>
        <draw:frame draw:style-name="gr7" draw:text-style-name="P3" draw:layer="layout" svg:width="2.186cm" svg:height="0.717cm" svg:x="11.541cm" svg:y="13.573cm">
          <draw:text-box>
            <text:p>Value bearbeiten</text:p>
          </draw:text-box>
        </draw:frame>
        <draw:frame draw:style-name="gr7" draw:text-style-name="P3" draw:layer="layout" svg:width="2.186cm" svg:height="0.717cm" svg:x="11.541cm" svg:y="14.716cm">
          <draw:text-box>
            <text:p>Value löschen</text:p>
          </draw:text-box>
        </draw:frame>
        <draw:line draw:style-name="gr12" draw:text-style-name="P4" draw:layer="layout" svg:x1="11.541cm" svg:y1="14.29cm" svg:x2="10.13cm" svg:y2="13.163cm">
          <text:p/>
        </draw:line>
        <draw:line draw:style-name="gr12" draw:text-style-name="P4" draw:layer="layout" svg:x1="11.541cm" svg:y1="13.192cm" svg:x2="10.13cm" svg:y2="12.899cm">
          <text:p/>
        </draw:line>
        <draw:line draw:style-name="gr12" draw:text-style-name="P4" draw:layer="layout" svg:x1="11.541cm" svg:y1="12.228cm" svg:x2="10.13cm" svg:y2="12.578cm">
          <text:p/>
        </draw:line>
        <draw:frame draw:style-name="gr13" draw:text-style-name="P3" draw:layer="layout" svg:width="1.653cm" svg:height="0.536cm" draw:transform="rotate (0.252723675688779) translate (9.98cm 12.15cm)">
          <draw:text-box>
            <text:p>&lt;&lt;extend&gt;&gt;</text:p>
          </draw:text-box>
        </draw:frame>
        <draw:frame draw:style-name="gr13" draw:text-style-name="P3" draw:layer="layout" svg:width="1.653cm" svg:height="0.536cm" draw:transform="rotate (-0.207868713912525) translate (10.221cm 12.479cm)">
          <draw:text-box>
            <text:p>&lt;&lt;extend&gt;&gt;</text:p>
          </draw:text-box>
        </draw:frame>
        <draw:frame draw:style-name="gr13" draw:text-style-name="P3" draw:layer="layout" svg:width="1.653cm" svg:height="0.536cm" draw:transform="rotate (-0.631460123371548) translate (10.465cm 12.843cm)">
          <draw:text-box>
            <text:p>&lt;&lt;extend&gt;&gt;</text:p>
          </draw:text-box>
        </draw:frame>
        <draw:line draw:style-name="gr12" draw:text-style-name="P4" draw:layer="layout" svg:x1="13.446cm" svg:y1="12.303cm" svg:x2="13.446cm" svg:y2="13.192cm">
          <text:p/>
        </draw:line>
        <draw:frame draw:style-name="gr11" draw:text-style-name="P3" draw:layer="layout" svg:width="1.666cm" svg:height="0.484cm" svg:x="13.304cm" svg:y="12.557cm">
          <draw:text-box>
            <text:p>&lt;&lt;include&gt;&gt;</text:p>
          </draw:text-box>
        </draw:frame>
        <draw:custom-shape draw:style-name="gr5" draw:text-style-name="P1" draw:layer="layout" svg:width="1.655cm" svg:height="0.667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186cm" svg:height="0.717cm" svg:x="5.926cm" svg:y="14.507cm">
          <draw:text-box>
            <text:p>Eintrag anlegen</text:p>
            <text:p/>
          </draw:text-box>
        </draw:frame>
        <draw:line draw:style-name="gr2" draw:text-style-name="P4" draw:layer="layout" svg:x1="6.759cm" svg:y1="10.175cm" svg:x2="6.842cm" svg:y2="13.573cm">
          <text:p/>
        </draw:line>
        <draw:frame draw:style-name="gr11" draw:text-style-name="P3" draw:layer="layout" svg:width="1.666cm" svg:height="0.484cm" draw:transform="rotate (0.663399648683045) translate (7.477cm 14.081cm)">
          <draw:text-box>
            <text:p>&lt;&lt;include&gt;&gt;</text:p>
          </draw:text-box>
        </draw:frame>
        <draw:line draw:style-name="gr12" draw:text-style-name="P4" draw:layer="layout" svg:x1="7.985cm" svg:y1="14.208cm" svg:x2="9.001cm" svg:y2="13.446cm">
          <text:p/>
        </draw:line>
      </draw:page>
      <draw:page draw:name="page2" draw:style-name="dp1" draw:master-page-name="Default">
        <draw:custom-shape draw:style-name="gr14" draw:text-style-name="P1" draw:layer="layout" svg:width="11.303cm" svg:height="15.367cm" svg:x="5.064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398cm" svg:height="13.208cm" svg:x="5.953cm" svg:y="4.5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382cm" svg:height="2.667cm" svg:x="6.461cm" svg:y="5.318cm">
          <text:p text:style-name="P1">32 Byte = STREAMSTARTBYTE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8.382cm" svg:height="8.382cm" svg:x="6.461cm" svg:y="8.874cm">
          <text:p text:style-name="P5">{ <text:s text:c="2"/></text:p>
          <text:p text:style-name="P5"><text:s text:c="4"/>title: "Google",</text:p>
          <text:p text:style-name="P5"><text:s text:c="4"/></text:p>
          <text:p text:style-name="P5"><text:s text:c="4"/>values:</text:p>
          <text:p text:style-name="P5"><text:s text:c="4"/>[ </text:p>
          <text:p text:style-name="P5"><text:s text:c="8"/>{type : "plain", "name": "url", </text:p>
          <text:p text:style-name="P5"><text:s text:c="8"/>"plainValue" : "www.google.ch" },</text:p>
          <text:p text:style-name="P5"><text:s text:c="8"/>{type : "encrypted", "name": "password",</text:p>
          <text:p text:style-name="P5"><text:s text:c="8"/>"cryptedValue" : "3049149016" }</text:p>
          <text:p text:style-name="P5"><text:s text:c="4"/>]</text:p>
          <text:p text:style-name="P5">}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284cm" svg:height="0.484cm" svg:x="5.045cm" svg:y="2.899cm">
          <draw:text-box>
            <text:p>Encrypted Payload</text:p>
          </draw:text-box>
        </draw:frame>
        <draw:frame draw:style-name="gr11" draw:text-style-name="P3" draw:layer="layout" svg:width="1.268cm" svg:height="0.484cm" svg:x="5.963cm" svg:y="3.921cm">
          <draw:text-box>
            <text:p>Payload</text:p>
          </draw:text-box>
        </draw:frame>
        <draw:frame draw:style-name="gr11" draw:text-style-name="P3" draw:layer="layout" svg:width="1.201cm" svg:height="0.484cm" svg:x="6.332cm" svg:y="4.677cm">
          <draw:text-box>
            <text:p>Header</text:p>
          </draw:text-box>
        </draw:frame>
        <draw:frame draw:style-name="gr11" draw:text-style-name="P3" draw:layer="layout" svg:width="1.065cm" svg:height="0.484cm" svg:x="6.416cm" svg:y="8.233cm">
          <draw:text-box>
            <text:p>JS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8:31:56.668604369</meta:creation-date>
    <dc:date>2017-05-22T01:09:02.306324347</dc:date>
    <meta:editing-duration>PT23M30S</meta:editing-duration>
    <meta:editing-cycles>3</meta:editing-cycles>
    <meta:generator>LibreOffice/5.3.3.2$Linux_X86_64 LibreOffice_project/30m0$Build-2</meta:generator>
    <meta:document-statistic meta:object-count="72"/>
  </office:meta>
</office:document-meta>
</file>